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2.7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4.97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style:font-name="cmr1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style:text-properties style:font-name="cmr10" fo:font-size="10pt" style:font-size-asian="10pt" style:font-size-complex="10pt"/>
    </style:style>
    <style:style style:name="T1" style:family="text">
      <style:text-properties style:font-name="cmr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414cm" svg:height="0.761cm" svg:x="0.803cm" svg:y="1.07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4cm" svg:height="0.761cm" svg:x="0.803cm" svg:y="2.371cm">
          <text:p text:style-name="P1"><text:span text:style-name="T1">Object </text:span></text:p>
          <text:p text:style-name="P1"><text:span text:style-name="T1">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4cm" svg:height="0.761cm" svg:x="0.803cm" svg:y="3.771cm">
          <text:p text:style-name="P1"><text:span text:style-name="T1">Coarse Visual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414cm" svg:height="0.761cm" svg:x="0.803cm" svg:y="6.371cm">
          <text:p text:style-name="P1"><text:span text:style-name="T1">Gras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94cm" svg:height="0.761cm" svg:x="3.555cm" svg:y="6.98cm">
          <text:p text:style-name="P1"><text:span text:style-name="T1">Pick 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01cm" svg:y1="1.831cm" svg:x2="2.01cm" svg:y2="2.371cm" draw:start-shape="id1" draw:start-glue-point="2" draw:end-shape="id2" draw:end-glue-point="0" svg:d="M2010 1831v540" svg:viewBox="0 0 1 541">
          <text:p/>
        </draw:connector>
        <draw:connector draw:style-name="gr2" draw:text-style-name="P3" draw:layer="layout" draw:type="line" svg:x1="2.01cm" svg:y1="3.132cm" svg:x2="2.01cm" svg:y2="3.771cm" draw:start-shape="id2" draw:start-glue-point="2" draw:end-shape="id3" draw:end-glue-point="0" svg:d="M2010 3132v639" svg:viewBox="0 0 1 640">
          <text:p/>
        </draw:connector>
        <draw:connector draw:style-name="gr2" draw:text-style-name="P3" draw:layer="layout" draw:type="line" svg:x1="2.01cm" svg:y1="5.832cm" svg:x2="2.01cm" svg:y2="6.371cm" draw:start-shape="id4" draw:start-glue-point="2" draw:end-shape="id5" draw:end-glue-point="0" svg:d="M2010 5832v539" svg:viewBox="0 0 1 540">
          <text:p/>
        </draw:connector>
        <draw:custom-shape draw:style-name="gr1" draw:text-style-name="P2" draw:layer="layout" svg:width="2.794cm" svg:height="0.761cm" svg:x="3.556cm" svg:y="5.581cm">
          <text:p text:style-name="P1"><text:span text:style-name="T1">Servoing tw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94cm" svg:height="0.761cm" svg:x="3.557cm" svg:y="1.583cm">
          <text:p text:style-name="P1"><text:span text:style-name="T1">Servoing tw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0.761cm" svg:x="3.559cm" svg:y="2.984cm">
          <text:p text:style-name="P1"><text:span text:style-name="T1">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07cm" svg:height="0.866cm" svg:x="1.186cm" svg:y="0.46cm">
          <draw:text-box>
            <text:p text:style-name="P4"><text:span text:style-name="T1">System</text:span></text:p>
          </draw:text-box>
        </draw:frame>
        <draw:frame draw:style-name="gr5" draw:text-style-name="P5" draw:layer="layout" svg:width="2.737cm" svg:height="0.866cm" svg:x="3.987cm" svg:y="0.462cm">
          <draw:text-box>
            <text:p text:style-name="P4"><text:span text:style-name="T1">Reward Signal</text:span></text:p>
          </draw:text-box>
        </draw:frame>
        <draw:custom-shape draw:style-name="gr1" draw:text-style-name="P2" xml:id="id4" draw:id="id4" draw:layer="layout" svg:width="2.414cm" svg:height="0.761cm" svg:x="0.803cm" svg:y="5.071cm">
          <text:p text:style-name="P1"><text:span text:style-name="T1">Fine Visual 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.01cm" svg:y1="4.532cm" svg:x2="2.01cm" svg:y2="5.071cm" draw:start-shape="id3" draw:start-glue-point="2" draw:end-shape="id4" draw:end-glue-point="0" svg:d="M2010 4532v539" svg:viewBox="0 0 1 540">
          <text:p/>
        </draw:connector>
        <draw:connector draw:style-name="gr2" draw:text-style-name="P3" draw:layer="layout" draw:type="line" svg:x1="2.01cm" svg:y1="7.132cm" svg:x2="2.013cm" svg:y2="7.671cm" draw:start-shape="id5" draw:start-glue-point="2" svg:d="M2010 7132l3 539" svg:viewBox="0 0 4 540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64cm" fo:text-indent="0cm"/>
      <style:text-properties fo:font-size="11.8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23cm" fo:text-indent="0cm"/>
      <style:text-properties fo:font-size="10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cm" fo:text-indent="0cm"/>
      <style:text-properties fo:font-size="8.3999996185302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8cm" fo:text-indent="0cm"/>
      <style:text-properties fo:font-size="8.3999996185302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8cm" fo:text-indent="0cm"/>
      <style:text-properties fo:font-size="8.3999996185302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8cm" fo:text-indent="0cm"/>
      <style:text-properties fo:font-size="8.3999996185302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8cm" fo:text-indent="0cm"/>
      <style:text-properties fo:font-size="8.3999996185302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8cm" fo:text-indent="0cm"/>
      <style:text-properties fo:font-size="8.3999996185302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.62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4cm" svg:height="7.047cm" svg:x="2.627cm" svg:y="2.397cm"/>
      <draw:page-thumbnail draw:layer="backgroundobjects" svg:width="6.04cm" svg:height="7.047cm" svg:x="2.627cm" svg:y="10.445cm"/>
      <draw:page-thumbnail draw:layer="backgroundobjects" svg:width="6.04cm" svg:height="7.047cm" svg:x="2.627cm" svg:y="18.493cm"/>
      <draw:page-thumbnail draw:layer="backgroundobjects" svg:width="6.04cm" svg:height="7.047cm" svg:x="12.922cm" svg:y="2.397cm"/>
      <draw:page-thumbnail draw:layer="backgroundobjects" svg:width="6.04cm" svg:height="7.047cm" svg:x="12.922cm" svg:y="10.445cm"/>
      <draw:page-thumbnail draw:layer="backgroundobjects" svg:width="6.04cm" svg:height="7.047cm" svg:x="12.922cm" svg:y="18.493cm"/>
    </style:handout-master>
    <style:master-page style:name="Default" style:page-layout-name="PM1" draw:style-name="Mdp1">
      <draw:frame presentation:style-name="Default-title" draw:layer="backgroundobjects" svg:width="6.858cm" svg:height="1.484cm" svg:x="0.379cm" svg:y="0.35cm" presentation:class="title" presentation:placeholder="true">
        <draw:text-box/>
      </draw:frame>
      <draw:frame presentation:style-name="Default-outline1" draw:layer="backgroundobjects" svg:width="6.858cm" svg:height="5.156cm" svg:x="0.379cm" svg:y="2.079cm" presentation:class="outline" presentation:placeholder="true">
        <draw:text-box/>
      </draw:frame>
      <draw:frame presentation:style-name="Mpr1" draw:text-style-name="MP1" draw:layer="backgroundobjects" svg:width="1.775cm" svg:height="0.613cm" svg:x="0.379cm" svg:y="8.0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.415cm" svg:height="0.613cm" svg:x="2.604cm" svg:y="8.09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775cm" svg:height="0.613cm" svg:x="5.461cm" svg:y="8.09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3:09:14.014232820</meta:creation-date>
    <dc:date>2015-02-09T16:05:55.085223733</dc:date>
    <meta:editing-duration>P6DT21H6M4S</meta:editing-duration>
    <meta:editing-cycles>10</meta:editing-cycles>
    <meta:generator>LibreOffice/4.2.7.2$Linux_X86_64 LibreOffice_project/420m0$Build-2</meta:generator>
    <meta:document-statistic meta:object-count="39"/>
  </office:meta>
</office:document-meta>
</file>